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5736968" text:id="ct3057369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5741960" text:id="ct3057419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5741544" text:id="ct3057415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5741128" text:id="ct3057411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11672272932987085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30573696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30574196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305741544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/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</text:p>
            <text:p text:style-name="P27"/>
            <text:p text:style-name="P27">לְיוֹנָה לִהְיוֹת </text:p>
            <text:p text:style-name="P27">צֵל עַל־רֹאשׁוֹ </text:p>
            <text:p text:style-name="P27">לְהַצִּיל לוֹ מֵרָעָתוֹ</text:p>
            <text:p text:style-name="P27"><text:s/>וַיִּשְׂמַח יוֹנָה עַל־הַקִּיקָיוֹן</text:p>
            <text:p text:style-name="P27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/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</text:p>
            <text:p text:style-name="P27">הַשֶּׁמֶשׁ וַיְמַן אֱלֹהִים רוּחַ קָדִים חֲרִישִׁית </text:p>
            <text:p text:style-name="P27"><text:soft-page-break/>וַתַּ</text:p>
            <text:p text:style-name="P27">#</text:p>
            <text:p text:style-name="P27">הַשֶּׁמֶשׁ עַל־רֹאשׁ יוֹנָה וַיִּתְעַלָּף וַיִּשְׁאַל</text:p>
            <text:p text:style-name="P27">אֶת־נַפְשׁוֹ לָמוּת </text:p>
            <text:p text:style-name="P27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8"><text:span text:style-name="T16"/></text:p>
            <text:p text:style-name="P28"><text:span text:style-name="T16">wind / eastward / sirocco</text:span></text:p>
            <text:p text:style-name="P28"><text:span text:style-name="T16"/></text:p>
            <text:p text:style-name="P28"><text:soft-page-break/><text:span text:style-name="T16">and to strike</text:span></text:p>
            <text:p text:style-name="P28"><text:span text:style-name="T16"/></text:p>
            <text:p text:style-name="P28"><text:span text:style-name="T16"/></text:p>
            <text:p text:style-name="P28"><text:span text:style-name="T16"/></text:p>
            <text:p text:style-name="P28"><text:span text:style-name="T16">the sun / above – head / jonah</text:span></text:p>
            <text:p text:style-name="P28"><text:span text:style-name="T16"/></text:p>
            <text:p text:style-name="P28"><text:span text:style-name="T16">and to cover / and to request</text:span></text:p>
            <text:p text:style-name="P28"><text:span text:style-name="T16"/></text:p>
            <text:p text:style-name="P28"><text:span text:style-name="T16">self – vitality + his / tow. to die</text:span></text:p>
            <text:p text:style-name="P28"><text:span text:style-name="T16">and to say / good / to die + my / from alive + my</text:span></text:p>
          </table:table-cell>
        </table:table-row>
        <table:table-row>
          <table:table-cell table:style-name="表29.A2" office:value-type="string">
            <text:p text:style-name="P34">/] 20200404_102154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עַד־מָוֶת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10</text:p>
            <text:p text:style-name="P27">וַיֹּאמֶר יְהוָה אַתָּה חַסְתָּ עַל־הַקִּיקָיוֹן אֲשֶׁר לֹא־עָמַלְתָּ בּוֹ וְלֹא גִדַּלְתּוֹ שֶׁבִּן־לַיְלָה הָיָה וּבִן־לַיְלָה אָבָד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11</text:p>
            <text:p text:style-name="P27"><text:soft-page-break/>וַאֲנִי לֹא אָחוּס עַל־נִינְוֵה הָעִיר הַגְּדוֹלָה אֲשֶׁר יֶשׁ־בָּהּ הַרְבֵּה מִשְׁתֵּים־עֶשְׂרֵה רִבּוֹ אָדָם אֲשֶׁר לֹא־יָדַע בֵּין־יְמִינוֹ לִשְׂמֹאלוֹ וּבְהֵמָה רַבּ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305741128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668198714830136518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<text:soft-page-break/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4T10:24:16.82</dc:date>
    <dc:creator>iwabuchi ken</dc:creator>
    <meta:editing-duration>P4DT14H17M24S</meta:editing-duration>
    <meta:editing-cycles>258</meta:editing-cycles>
    <meta:generator>OpenOffice/4.1.3$Win32 OpenOffice.org_project/413m1$Build-9783</meta:generator>
    <meta:document-statistic meta:table-count="35" meta:image-count="0" meta:object-count="0" meta:page-count="45" meta:paragraph-count="1107" meta:word-count="5106" meta:character-count="27068"/>
  </office:meta>
</office:document-meta>
</file>